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880000035C0A08509D1875373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hatch" draw:fill-color="#cfe7f5" draw:fill-hatch-name="Blue_20_Crossed_20_45_20_Degrees" draw:fill-hatch-solid="true" draw:textarea-vertical-align="middle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0cm" svg:height="22.24cm" svg:x="0cm" svg:y="-0.02cm">
          <draw:image xlink:href="Pictures/10000000000004880000035C0A08509D18753732.png" xlink:type="simple" xlink:show="embed" xlink:actuate="onLoad">
            <text:p/>
          </draw:image>
        </draw:frame>
        <draw:rect draw:style-name="gr2" draw:text-style-name="P1" draw:layer="layout" svg:width="29.3cm" svg:height="2.9cm" svg:x="0.4cm" svg:y="16.8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visible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30T10:40:38.53</meta:creation-date>
    <dc:date>2016-11-22T17:04:42.22</dc:date>
    <meta:editing-duration>PT17M56S</meta:editing-duration>
    <meta:editing-cycles>5</meta:editing-cycles>
    <meta:generator>OpenOffice/4.1.2$Win32 OpenOffice.org_project/412m3$Build-9782</meta:generator>
    <meta:document-statistic meta:object-count="2"/>
  </office:meta>
</office:document-meta>
</file>